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textarea-horizontal-align="justify" draw:textarea-vertical-align="middle" draw:auto-grow-height="false" fo:min-height="1.522cm" fo:min-width="2.272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linecap="square" draw:fill="none" loext:fill-use-slide-background="false" draw:textarea-horizontal-align="justify" draw:textarea-vertical-align="middle" draw:auto-grow-height="false" fo:min-height="0.424cm" fo:min-width="0.4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cm" svg:height="2cm" svg:x="2.6cm" svg:y="0.1cm">
          <text:p text:style-name="P1"><text:span text:style-name="T1">Algorytm ide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1.1cm" svg:x2="2.6cm" svg:y2="1.1cm">
          <text:p/>
        </draw:line>
        <draw:custom-shape draw:style-name="gr1" draw:text-style-name="P2" draw:layer="layout" svg:width="3cm" svg:height="2cm" svg:x="2.6cm" svg:y="4.101cm">
          <text:p text:style-name="P1"><text:span text:style-name="T1">Algorytm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5.101cm" svg:x2="2.6cm" svg:y2="5.101cm">
          <text:p/>
        </draw:line>
        <draw:line draw:style-name="gr3" draw:text-style-name="P3" draw:layer="layout" svg:x1="0.1cm" svg:y1="3.1cm" svg:x2="1.6cm" svg:y2="3.1cm">
          <text:p/>
        </draw:line>
        <draw:line draw:style-name="gr3" draw:text-style-name="P3" draw:layer="layout" svg:x1="1.6cm" svg:y1="1.1cm" svg:x2="1.6cm" svg:y2="5.1cm">
          <text:p/>
        </draw:line>
        <draw:line draw:style-name="gr3" draw:text-style-name="P3" draw:layer="layout" svg:x1="4.2cm" svg:y1="3.1cm" svg:x2="7.1cm" svg:y2="3.1cm">
          <text:p/>
        </draw:line>
        <draw:line draw:style-name="gr3" draw:text-style-name="P3" draw:layer="layout" svg:x1="4.2cm" svg:y1="3.1cm" svg:x2="4.2cm" svg:y2="4.1cm">
          <text:p/>
        </draw:line>
        <draw:line draw:style-name="gr2" draw:text-style-name="P3" draw:layer="layout" svg:x1="7.1cm" svg:y1="3.1cm" svg:x2="7.1cm" svg:y2="4.8cm">
          <text:p/>
        </draw:line>
        <draw:line draw:style-name="gr3" draw:text-style-name="P3" draw:layer="layout" svg:x1="9.1cm" svg:y1="1.1cm" svg:x2="5.6cm" svg:y2="1.1cm">
          <text:p/>
        </draw:line>
        <draw:line draw:style-name="gr2" draw:text-style-name="P3" draw:layer="layout" svg:x1="9.1cm" svg:y1="1.1cm" svg:x2="9.1cm" svg:y2="2.8cm">
          <text:p/>
        </draw:line>
        <draw:line draw:style-name="gr2" draw:text-style-name="P3" draw:layer="layout" svg:x1="9.1cm" svg:y1="5.1cm" svg:x2="9.1cm" svg:y2="3.4cm">
          <text:p/>
        </draw:line>
        <draw:custom-shape draw:style-name="gr4" draw:text-style-name="P4" draw:layer="layout" svg:width="0.6cm" svg:height="0.6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7.402cm" svg:y1="4.573cm" svg:x2="7.402cm" svg:y2="4.823cm">
            <text:p/>
          </draw:line>
          <draw:line draw:style-name="gr3" draw:text-style-name="P3" draw:layer="layout" svg:x1="7.277cm" svg:y1="4.698cm" svg:x2="7.527cm" svg:y2="4.698cm">
            <text:p/>
          </draw:line>
        </draw:g>
        <draw:line draw:style-name="gr2" draw:text-style-name="P3" draw:layer="layout" svg:x1="5.6cm" svg:y1="5.1cm" svg:x2="6.8cm" svg:y2="5.1cm">
          <text:p/>
        </draw:line>
        <draw:line draw:style-name="gr3" draw:text-style-name="P3" draw:layer="layout" svg:x1="7.4cm" svg:y1="5.1cm" svg:x2="9.1cm" svg:y2="5.1cm">
          <text:p/>
        </draw:line>
        <draw:custom-shape draw:style-name="gr4" draw:text-style-name="P4" draw:layer="layout" svg:width="0.6cm" svg:height="0.6cm" svg:x="8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6.706cm" svg:y1="5.277cm" svg:x2="6.706cm" svg:y2="5.527cm">
            <text:p/>
          </draw:line>
          <draw:line draw:style-name="gr3" draw:text-style-name="P3" draw:layer="layout" svg:x1="6.581cm" svg:y1="5.402cm" svg:x2="6.831cm" svg:y2="5.402cm">
            <text:p/>
          </draw:line>
        </draw:g>
        <draw:line draw:style-name="gr2" draw:text-style-name="P3" draw:layer="layout" svg:x1="9.4cm" svg:y1="3.1cm" svg:x2="11.9cm" svg:y2="3.1cm">
          <text:p/>
        </draw:line>
        <draw:g>
          <draw:line draw:style-name="gr3" draw:text-style-name="P3" draw:layer="layout" svg:x1="8.802cm" svg:y1="3.373cm" svg:x2="8.802cm" svg:y2="3.623cm">
            <text:p/>
          </draw:line>
          <draw:line draw:style-name="gr3" draw:text-style-name="P3" draw:layer="layout" svg:x1="8.677cm" svg:y1="3.498cm" svg:x2="8.927cm" svg:y2="3.498cm">
            <text:p/>
          </draw:line>
        </draw:g>
        <draw:g>
          <draw:line draw:style-name="gr3" draw:text-style-name="P3" draw:layer="layout" svg:x1="8.677cm" svg:y1="2.698cm" svg:x2="8.927cm" svg:y2="2.698cm">
            <text:p/>
          </draw:line>
        </draw:g>
        <draw:g>
          <svg:title>TexMaths</svg:title>
          <svg:desc>12§display§\dot{x}(i)§svg§600§TRUE§</svg:desc>
          <draw:g>
            <draw:path draw:style-name="gr5" draw:text-style-name="P5" draw:layer="layout" svg:width="0.045cm" svg:height="0.043cm" svg:x="0.297cm" svg:y="2.585cm" svg:viewBox="0 0 46 44" svg:d="M46 22c0-11-10-22-23-22-15 0-23 11-23 22 0 12 10 22 23 22 14 0 23-12 23-22z">
              <text:p/>
            </draw:path>
            <draw:path draw:style-name="gr5" draw:text-style-name="P5" draw:layer="layout" svg:width="0.209cm" svg:height="0.189cm" svg:x="0.2cm" svg:y="2.679cm" svg:viewBox="0 0 210 190" svg:d="M128 59c4-11 13-49 42-49 3 0 12 0 22 4-12 3-21 14-21 23 0 7 5 16 16 16 10 0 23-9 23-25 0-22-24-28-39-28-25 0-39 23-44 32-11-27-34-32-46-32-44 0-68 54-68 65 0 4 3 3 5 4 4 0 5-1 6-4 14-45 42-55 56-55 9 0 23 3 23 27 0 13-7 42-23 101-7 26-21 43-39 43-3 0-12 0-22-5 11-2 21-11 21-23s-10-14-16-14c-13 0-24 11-24 24 0 19 22 27 40 27 28 0 43-30 44-32 5 16 20 32 45 32 44 0 68-54 68-64 0-4-4-4-5-4-4 0-5 1-5 4-14 45-43 55-56 55-17 0-23-13-23-28 0-9 2-18 7-37 4-19 9-38 13-57z">
              <text:p/>
            </draw:path>
            <draw:path draw:style-name="gr5" draw:text-style-name="P5" draw:layer="layout" svg:width="0.096cm" svg:height="0.419cm" svg:x="0.471cm" svg:y="2.55cm" svg:viewBox="0 0 97 420" svg:d="M97 415c0-1 0-1-7-8-53-54-66-133-66-198 0-73 16-146 67-197 6-6 6-6 6-7 0-4-1-5-4-5-4 0-43 29-67 83-21 45-26 92-26 126s4 84 28 132c25 52 61 79 65 79 3 0 4-1 4-5z">
              <text:p/>
            </draw:path>
            <draw:path draw:style-name="gr5" draw:text-style-name="P5" draw:layer="layout" svg:width="0.109cm" svg:height="0.281cm" svg:x="0.605cm" svg:y="2.587cm" svg:viewBox="0 0 110 282" svg:d="M107 16c0-9-6-16-16-16-11 0-23 12-23 23 0 8 6 15 16 15 11 0 23-9 23-22zM74 174c6-12 6-14 10-24 3-9 6-15 6-23 0-19-15-35-35-35-39 0-55 61-55 65 0 5 4 5 5 5 3 0 5-2 6-9 12-39 29-51 43-51 4 0 11 0 11 13 0 8-4 18-5 21-4 11-23 60-29 78-5 11-11 25-11 34 0 20 15 34 35 34 40 0 55-61 55-64 0-4-3-4-5-4-3 0-3 1-6 7-8 27-21 52-43 52-7 0-9-4-9-13 0-11 2-17 12-42 5-15 10-30 15-44z">
              <text:p/>
            </draw:path>
            <draw:path draw:style-name="gr5" draw:text-style-name="P5" draw:layer="layout" svg:width="0.097cm" svg:height="0.419cm" svg:x="0.761cm" svg:y="2.55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g>
          <svg:title>TexMaths</svg:title>
          <svg:desc>12§display§e_{X,z}(j)§svg§600§TRUE§</svg:desc>
          <draw:g>
            <draw:path draw:style-name="gr5" draw:text-style-name="P5" draw:layer="layout" svg:width="0.161cm" svg:height="0.189cm" svg:x="5.7cm" svg:y="2.675cm" svg:viewBox="0 0 162 190" svg:d="M60 88c12 0 43-1 64-9 29-13 32-37 32-43 0-19-17-36-46-36-46 0-110 41-110 114 0 43 25 76 66 76 61 0 96-44 96-50 0-3-3-5-5-5s-4 1-6 4c-32 42-79 42-84 42-32 0-37-35-37-49 0-5 1-18 7-44 8 0 15 0 23 0zM40 79c16-63 60-69 70-69 21 0 31 12 31 26 0 43-67 43-83 43-6 0-12 0-18 0z">
              <text:p/>
            </draw:path>
            <draw:path draw:style-name="gr5" draw:text-style-name="P5" draw:layer="layout" svg:width="0.259cm" svg:height="0.2cm" svg:x="5.892cm" svg:y="2.723cm" svg:viewBox="0 0 260 201" svg:d="M149 88c9-9 19-18 28-27 38-37 50-49 76-50 4 0 7 0 7-6 0-4-2-3-3-5-10 0-20 1-29 1-7 0-27-1-34-1-2 0-6 1-6 6 0 1 0 5 5 5 2 0 10 1 10 7 0 5-5 9-8 12-2 2-39 38-50 49-10-19-20-38-30-57-1 0-1-3-1-4 0-2 5-7 15-7 2 0 6 0 6-7-1-2-1-4-4-4-7 0-15 1-21 1s-13 0-19 0c-5 0-12 0-17 0-6-1-12-1-16-1-2 0-6 0-6 6 0 5 3 5 8 5 18 0 19 2 22 8 14 27 28 54 42 81-6 6-12 12-17 17-6 5-19 18-25 24-36 35-48 48-75 49-3 0-7 0-7 6 0 1 1 5 4 5 8 0 19-1 27-1 5 0 12 0 18 0 5 0 11 1 17 1 1 0 6 0 6-7 0-4-4-4-6-4s-8-1-8-7c0-5 3-8 9-16 20-19 40-39 60-58 12 23 24 46 36 69 1 4 2 4 2 5s-6 6-16 7c-3 0-6 0-6 6 1 2 0 5 4 5 6 0 15-1 21-1s13 0 19 0c5 0 12 0 17 0s12 1 17 1c1 0 6 0 6-7 0-4-5-4-9-4-18 0-19-3-21-8-16-31-32-62-48-94z">
              <text:p/>
            </draw:path>
            <draw:path draw:style-name="gr5" draw:text-style-name="P5" draw:layer="layout" svg:width="0.037cm" svg:height="0.09cm" svg:x="6.19cm" svg:y="2.889cm" svg:viewBox="0 0 38 91" svg:d="M30 30c0 15-4 35-23 54-1 1-2 1-2 3 0 1 2 4 3 4 5 0 30-24 30-59 0-18-7-32-21-32-10 0-17 8-17 17s7 18 18 18c7 0 8-4 12-5z">
              <text:p/>
            </draw:path>
            <draw:path draw:style-name="gr5" draw:text-style-name="P5" draw:layer="layout" svg:width="0.134cm" svg:height="0.132cm" svg:x="6.276cm" svg:y="2.793cm" svg:viewBox="0 0 135 133" svg:d="M32 104c8-7 12-13 38-33 6-5 28-23 37-30 18-18 28-34 28-37 0-4-3-4-4-4-3 0-4 1-5 4-10 13-16 18-23 18-3 0-7 0-17-10-9-10-15-12-22-12-24 0-40 26-40 35 0 2 2 3 5 3s5-1 6-3c3-11 20-11 25-11 7 0 14 1 18 2 17 4 19 4 26 4-8 7-13 13-40 35-24 19-32 26-38 32-18 17-26 30-26 32 0 4 4 4 5 4 3 0 3 0 6-3 7-12 17-18 26-18 4 0 9 0 17 8s14 13 24 13c31 0 51-36 51-46 0-3-3-3-4-3-4 0-5 1-6 4-6 15-23 22-37 22-8 0-15-1-22-4-13-2-16-2-22-2-2 0-4 0-6 0z">
              <text:p/>
            </draw:path>
            <draw:path draw:style-name="gr5" draw:text-style-name="P5" draw:layer="layout" svg:width="0.096cm" svg:height="0.419cm" svg:x="6.494cm" svg:y="2.546cm" svg:viewBox="0 0 97 420" svg:d="M97 415c0-1 0-3-7-10-52-52-66-131-66-196 0-73 17-146 68-198 5-5 5-5 5-6 0-4-1-5-3-5-5 0-42 29-68 81-21 47-26 94-26 128s5 84 28 132c25 51 61 79 66 79 2 0 3-2 3-5z">
              <text:p/>
            </draw:path>
            <draw:path draw:style-name="gr5" draw:text-style-name="P5" draw:layer="layout" svg:width="0.172cm" svg:height="0.362cm" svg:x="6.61cm" svg:y="2.583cm" svg:viewBox="0 0 173 363" svg:d="M173 16c0-9-6-16-16-16s-23 10-23 23c0 8 6 14 16 14 12 0 23-11 23-21zM89 299c-9 31-29 55-53 55-2 0-8 0-16-4 12-2 18-14 18-22 0-6-3-15-15-15-11 0-23 10-23 24 0 17 17 26 37 26 30 0 69-22 79-63 13-51 26-103 39-154 2-9 2-14 2-16 0-24-18-38-38-38-43 0-67 61-67 65s3 3 4 4c4 0 5-1 9-8 9-26 30-51 53-51 6 0 13 1 13 19 0 9-2 14-3 21-13 52-26 105-39 157z">
              <text:p/>
            </draw:path>
            <draw:path draw:style-name="gr5" draw:text-style-name="P5" draw:layer="layout" svg:width="0.096cm" svg:height="0.419cm" svg:x="6.838cm" svg:y="2.546cm" svg:viewBox="0 0 97 420" svg:d="M97 209c0-32-5-82-27-130-26-52-62-79-66-79-3 0-4 1-4 5 0 1 0 1 7 9 42 41 66 108 66 195 0 72-15 146-68 199-5 4-5 6-5 7 0 2 1 5 4 5 4 0 42-29 67-83 21-45 26-92 26-128z">
              <text:p/>
            </draw:path>
          </draw:g>
        </draw:g>
        <draw:g>
          <svg:title>TexMaths</svg:title>
          <svg:desc>12§display§e_{X,z}(j)§svg§600§TRUE§</svg:desc>
          <draw:g>
            <draw:path draw:style-name="gr5" draw:text-style-name="P5" draw:layer="layout" svg:width="0.161cm" svg:height="0.189cm" svg:x="10cm" svg:y="2.679cm" svg:viewBox="0 0 162 190" svg:d="M60 88c12 0 43-1 64-9 29-13 32-37 32-43 0-19-17-36-46-36-46 0-110 41-110 114 0 43 25 76 66 76 61 0 96-44 96-50 0-3-3-5-5-5s-4 1-6 4c-32 42-79 42-84 42-32 0-37-35-37-49 0-5 1-18 7-44 8 0 15 0 23 0zM40 79c16-63 60-69 70-69 21 0 31 12 31 26 0 43-67 43-83 43-6 0-12 0-18 0z">
              <text:p/>
            </draw:path>
            <draw:path draw:style-name="gr5" draw:text-style-name="P5" draw:layer="layout" svg:width="0.259cm" svg:height="0.2cm" svg:x="10.192cm" svg:y="2.727cm" svg:viewBox="0 0 260 201" svg:d="M149 88c9-9 19-18 28-27 38-37 50-49 76-50 4 0 7 0 7-6 0-4-2-3-3-5-10 0-20 1-29 1-7 0-27-1-34-1-2 0-6 1-6 6 0 1 0 5 5 5 2 0 10 1 10 7 0 5-5 9-8 12-2 2-39 38-50 49-10-19-20-38-30-57-1 0-1-3-1-4 0-2 5-7 15-7 2 0 6 0 6-7-1-2-1-4-4-4-7 0-15 1-21 1s-13 0-19 0c-5 0-12 0-17 0-6-1-12-1-16-1-2 0-6 0-6 6 0 5 3 5 8 5 18 0 19 2 22 8 14 27 28 54 42 81-6 6-12 12-17 17-6 5-19 18-25 24-36 35-48 48-75 49-3 0-7 0-7 6 0 1 1 5 4 5 8 0 19-1 27-1 5 0 12 0 18 0 5 0 11 1 17 1 1 0 6 0 6-7 0-4-4-4-6-4s-8-1-8-7c0-5 3-8 9-16 20-19 40-39 60-58 12 23 24 46 36 69 1 4 2 4 2 5s-6 6-16 7c-3 0-6 0-6 6 1 2 0 5 4 5 6 0 15-1 21-1s13 0 19 0c5 0 12 0 17 0s12 1 17 1c1 0 6 0 6-7 0-4-5-4-9-4-18 0-19-3-21-8-16-31-32-62-48-94z">
              <text:p/>
            </draw:path>
            <draw:path draw:style-name="gr5" draw:text-style-name="P5" draw:layer="layout" svg:width="0.037cm" svg:height="0.09cm" svg:x="10.49cm" svg:y="2.893cm" svg:viewBox="0 0 38 91" svg:d="M30 30c0 15-4 35-23 54-1 1-2 1-2 3 0 1 2 4 3 4 5 0 30-24 30-59 0-18-7-32-21-32-10 0-17 8-17 17s7 18 18 18c7 0 8-4 12-5z">
              <text:p/>
            </draw:path>
            <draw:path draw:style-name="gr5" draw:text-style-name="P5" draw:layer="layout" svg:width="0.134cm" svg:height="0.132cm" svg:x="10.576cm" svg:y="2.797cm" svg:viewBox="0 0 135 133" svg:d="M32 104c8-7 12-13 38-33 6-5 28-23 37-30 18-18 28-34 28-37 0-4-3-4-4-4-3 0-4 1-5 4-10 13-16 18-23 18-3 0-7 0-17-10-9-10-15-12-22-12-24 0-40 26-40 35 0 2 2 3 5 3s5-1 6-3c3-11 20-11 25-11 7 0 14 1 18 2 17 4 19 4 26 4-8 7-13 13-40 35-24 19-32 26-38 32-18 17-26 30-26 32 0 4 4 4 5 4 3 0 3 0 6-3 7-12 17-18 26-18 4 0 9 0 17 8s14 13 24 13c31 0 51-36 51-46 0-3-3-3-4-3-4 0-5 1-6 4-6 15-23 22-37 22-8 0-15-1-22-4-13-2-16-2-22-2-2 0-4 0-6 0z">
              <text:p/>
            </draw:path>
            <draw:path draw:style-name="gr5" draw:text-style-name="P5" draw:layer="layout" svg:width="0.096cm" svg:height="0.419cm" svg:x="10.794cm" svg:y="2.55cm" svg:viewBox="0 0 97 420" svg:d="M97 415c0-1 0-3-7-10-52-52-66-131-66-196 0-73 17-146 68-198 5-5 5-5 5-6 0-4-1-5-3-5-5 0-42 29-68 81-21 47-26 94-26 128s5 84 28 132c25 51 61 79 66 79 2 0 3-2 3-5z">
              <text:p/>
            </draw:path>
            <draw:path draw:style-name="gr5" draw:text-style-name="P5" draw:layer="layout" svg:width="0.172cm" svg:height="0.362cm" svg:x="10.91cm" svg:y="2.587cm" svg:viewBox="0 0 173 363" svg:d="M173 16c0-9-6-16-16-16s-23 10-23 23c0 8 6 14 16 14 12 0 23-11 23-21zM89 299c-9 31-29 55-53 55-2 0-8 0-16-4 12-2 18-14 18-22 0-6-3-15-15-15-11 0-23 10-23 24 0 17 17 26 37 26 30 0 69-22 79-63 13-51 26-103 39-154 2-9 2-14 2-16 0-24-18-38-38-38-43 0-67 61-67 65s3 3 4 4c4 0 5-1 9-8 9-26 30-51 53-51 6 0 13 1 13 19 0 9-2 14-3 21-13 52-26 105-39 157z">
              <text:p/>
            </draw:path>
            <draw:path draw:style-name="gr5" draw:text-style-name="P5" draw:layer="layout" svg:width="0.096cm" svg:height="0.419cm" svg:x="11.138cm" svg:y="2.55cm" svg:viewBox="0 0 97 420" svg:d="M97 209c0-32-5-82-27-130-26-52-62-79-66-79-3 0-4 1-4 5 0 1 0 1 7 9 42 41 66 108 66 195 0 72-15 146-68 199-5 4-5 6-5 7 0 2 1 5 4 5 4 0 42-29 67-83 21-45 26-92 26-128z">
              <text:p/>
            </draw:path>
          </draw:g>
        </draw:g>
        <draw:g>
          <draw:path draw:style-name="gr5" draw:text-style-name="P5" draw:layer="layout" svg:width="0.139cm" svg:height="0.039cm" svg:x="8.194cm" svg:y="4.48cm" svg:viewBox="0 0 140 40" svg:d="M140 6c-2-2-5-4-7-6 0 1-16 20-35 20-9 0-19-6-26-10-12-6-19-10-26-10-16 0-24 10-46 34 2 2 5 4 7 6 0-2 16-21 34-21 9 0 20 6 27 11 12 6 19 10 27 10 15 0 24-10 45-34z">
            <text:p/>
          </draw:path>
          <draw:path draw:style-name="gr5" draw:text-style-name="P5" draw:layer="layout" svg:width="0.345cm" svg:height="0.285cm" svg:x="8.05cm" svg:y="4.581cm" svg:viewBox="0 0 346 286" svg:d="M192 114c-12-28-23-56-35-84-1-4-2-3-2-5s7-11 25-13c3 0 8 0 8-7 0-5-5-5-6-5-18 0-36 1-54 1-9 0-36-1-47-1-2 0-7 0-7 8 0 4 4 4 10 4 25 0 27 5 31 14 17 39 34 79 50 118-29 31-59 63-88 94-2 2-4 3-6 5-21 23-41 29-63 30-4 1-8 1-8 8 0 2 0 5 5 5 13 0 26-1 39-1 16 0 33 1 48 1 3 0 7 0 7-8 0-4-3-3-4-5-5 0-17-1-17-13 0-6 6-13 11-18 14-15 28-30 43-46 12-14 25-28 37-42 14 34 29 67 43 101 1 5 3 5 3 6 0 4-9 11-26 12-4 1-8 1-8 8 0 5 5 5 7 5 11 0 41-1 53-1 9 0 36 1 47 1 2 0 7 0 7-8 0-5-4-5-7-5-29 0-29-1-36-18-17-39-45-105-54-130 27-29 72-80 85-91 13-10 29-20 54-22 6 0 9 0 9-8-2-2 0-4-6-4-12 0-26 1-39 1-16 0-31-1-47-1-2 0-7 0-7 8 0 3 1 4 5 4 3 1 16 2 16 13 0 6-4 12-8 16-23 24-45 48-68 73z">
            <text:p/>
          </draw:path>
          <draw:path draw:style-name="gr5" draw:text-style-name="P5" draw:layer="layout" svg:width="0.097cm" svg:height="0.419cm" svg:x="8.461cm" svg:y="4.552cm" svg:viewBox="0 0 98 420" svg:d="M98 415c0-1 0-1-7-8-53-54-67-133-67-197 0-74 17-147 68-198 6-6 6-6 6-7 0-4-2-5-5-5s-41 29-67 81c-21 47-26 94-26 129 0 33 5 83 28 131 25 52 62 79 65 79s5-1 5-5z">
            <text:p/>
          </draw:path>
          <draw:path draw:style-name="gr5" draw:text-style-name="P5" draw:layer="layout" svg:width="0.172cm" svg:height="0.363cm" svg:x="8.577cm" svg:y="4.589cm" svg:viewBox="0 0 173 364" svg:d="M173 16c0-9-6-16-16-16s-23 10-23 23c0 8 6 15 16 15 12 0 23-12 23-22zM89 299c-9 31-29 55-53 55-2 0-8 0-16-3 12-3 20-13 20-22 0-7-5-15-17-15-11 0-23 9-23 24 0 16 17 26 37 26 30 0 68-23 79-63 13-52 26-103 39-155 2-8 2-14 2-15 0-24-18-39-38-39-44 0-67 61-67 65 0 5 3 3 4 5 4 0 5-2 9-9 9-26 30-51 52-51 6 0 14 1 14 19 0 10-2 14-3 21-13 53-26 105-39 157z">
            <text:p/>
          </draw:path>
          <draw:path draw:style-name="gr5" draw:text-style-name="P5" draw:layer="layout" svg:width="0.097cm" svg:height="0.419cm" svg:x="8.804cm" svg:y="4.552cm" svg:viewBox="0 0 98 420" svg:d="M98 210c0-33-5-83-27-131-25-51-63-79-66-79s-5 1-5 5c0 1 0 1 8 9 41 41 65 108 65 196 0 71-15 146-67 198-6 6-6 6-6 7 0 3 2 5 5 5s42-28 67-82c21-46 26-93 26-128z">
            <text:p/>
          </draw:path>
        </draw:g>
        <draw:g>
          <svg:title>TexMaths</svg:title>
          <svg:desc>12§display§\dot{X}(j)§svg§600§TRUE§</svg:desc>
          <draw:g>
            <draw:path draw:style-name="gr5" draw:text-style-name="P5" draw:layer="layout" svg:width="0.043cm" svg:height="0.043cm" svg:x="8.242cm" svg:y="0.47cm" svg:viewBox="0 0 44 44" svg:d="M44 23c0-12-9-23-21-23-15 0-23 12-23 23s10 21 22 21c14 0 22-10 22-21z">
              <text:p/>
            </draw:path>
            <draw:path draw:style-name="gr5" draw:text-style-name="P5" draw:layer="layout" svg:width="0.345cm" svg:height="0.285cm" svg:x="8.05cm" svg:y="0.571cm" svg:viewBox="0 0 346 286" svg:d="M192 114c-12-28-23-56-35-84-1-2-2-3-2-5s7-11 25-12c3-1 8-1 8-8 0-5-5-5-6-5-18 0-36 1-54 1-9 0-36-1-47-1-2 0-7 0-7 8 0 5 4 5 10 5 25 0 27 4 31 13 17 39 34 79 50 118-29 31-59 63-88 94-2 2-4 3-6 5-21 23-41 29-63 30-4 1-8 1-8 8 0 2 0 5 5 5 13 0 26-1 39-1 16 0 33 1 48 1 3 0 7 0 7-8 0-4-3-3-4-5-5 0-17-1-17-13 0-6 6-13 11-18 14-15 28-30 43-46 12-13 25-27 37-40 14 33 29 66 43 99 1 5 3 5 3 6 0 4-9 11-26 12-4 1-8 1-8 8 0 5 5 5 7 5 11 0 41-1 53-1 9 0 36 1 47 1 2 0 7 0 7-7 0-6-4-6-7-6-29 0-29-1-36-18-17-39-45-104-54-129 27-30 72-81 85-91 13-11 29-21 54-22 6-1 9-1 9-8 0-1 0-5-6-5-12 0-26 1-39 1-16 0-31-1-47-1-2 0-7 0-7 8 0 3 1 4 5 5 3 0 16 1 16 13 0 5-4 11-8 15-23 24-45 48-68 73z">
              <text:p/>
            </draw:path>
            <draw:path draw:style-name="gr5" draw:text-style-name="P5" draw:layer="layout" svg:width="0.097cm" svg:height="0.419cm" svg:x="8.461cm" svg:y="0.542cm" svg:viewBox="0 0 98 420" svg:d="M98 415c0-1 0-1-7-8-53-54-67-133-67-196 0-73 17-146 68-199 6-5 6-6 6-7 0-4-2-5-5-5s-41 29-67 83c-21 45-26 92-26 128 0 32 5 82 28 130 25 52 62 79 65 79s5-1 5-5z">
              <text:p/>
            </draw:path>
            <draw:path draw:style-name="gr5" draw:text-style-name="P5" draw:layer="layout" svg:width="0.172cm" svg:height="0.362cm" svg:x="8.577cm" svg:y="0.58cm" svg:viewBox="0 0 173 363" svg:d="M173 14c0-7-6-14-16-14s-23 10-23 22c0 8 6 15 16 15 12 0 23-11 23-23zM89 298c-9 31-29 55-53 55-2 0-8 0-16-3 12-3 20-14 20-22 0-7-5-16-17-16-11 0-23 10-23 24 0 17 17 27 37 27 30 0 68-23 79-64 13-51 26-102 39-153 2-8 2-14 2-15 0-24-18-40-38-40-44 0-67 61-67 65s3 3 4 4c4 0 5-1 9-8 9-26 30-51 52-51 6 0 14 1 14 19 0 9-2 14-3 21-13 53-26 105-39 157z">
              <text:p/>
            </draw:path>
            <draw:path draw:style-name="gr5" draw:text-style-name="P5" draw:layer="layout" svg:width="0.097cm" svg:height="0.419cm" svg:x="8.804cm" svg:y="0.542cm" svg:viewBox="0 0 98 420" svg:d="M98 211c0-34-5-84-27-132-25-51-63-79-66-79s-5 2-5 5c0 1 0 2 8 9 41 42 65 108 65 197 0 72-15 145-67 197-6 6-6 6-6 7 0 3 2 5 5 5s42-28 67-82c21-46 26-93 26-127z">
              <text:p/>
            </draw:path>
          </draw:g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2cm" fo:page-height="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omyślny" style:page-layout-name="PM1" draw:style-name="Mdp1">
      <draw:frame presentation:style-name="Domyślny-title" draw:layer="backgroundobjects" svg:width="15.479cm" svg:height="0.616cm" svg:x="0.86cm" svg:y="0.147cm" presentation:class="title" presentation:placeholder="true">
        <draw:text-box/>
      </draw:frame>
      <draw:frame presentation:style-name="Domyślny-outline1" draw:layer="backgroundobjects" svg:width="15.479cm" svg:height="2.145cm" svg:x="0.86cm" svg:y="0.864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6:59:45.039364489</dc:date>
    <dc:creator>Łukasz Dróżdż</dc:creator>
    <meta:editing-duration>PT1H43M25S</meta:editing-duration>
    <meta:editing-cycles>33</meta:editing-cycles>
    <meta:generator>LibreOffice/7.4.5.1$Linux_X86_64 LibreOffice_project/40$Build-1</meta:generator>
    <meta:document-statistic meta:object-count="86"/>
  </office:meta>
</office:document-meta>
</file>